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officeooo:rsid="00029348" officeooo:paragraph-rsid="0008edf6"/>
    </style:style>
    <style:style style:name="P2" style:family="paragraph" style:parent-style-name="Heading_20_1">
      <style:text-properties officeooo:rsid="0003d226" officeooo:paragraph-rsid="0003d226"/>
    </style:style>
    <style:style style:name="P3" style:family="paragraph" style:parent-style-name="Heading_20_1">
      <style:text-properties officeooo:paragraph-rsid="0007d7ad"/>
    </style:style>
    <style:style style:name="P4" style:family="paragraph" style:parent-style-name="Heading_20_1">
      <style:text-properties officeooo:paragraph-rsid="0008edf6"/>
    </style:style>
    <style:style style:name="P5" style:family="paragraph" style:parent-style-name="Heading_20_1">
      <style:text-properties officeooo:rsid="000a7531" officeooo:paragraph-rsid="000a7531"/>
    </style:style>
    <style:style style:name="P6" style:family="paragraph" style:parent-style-name="Text_20_body">
      <style:text-properties officeooo:rsid="000083d8" officeooo:paragraph-rsid="000083d8"/>
    </style:style>
    <style:style style:name="P7" style:family="paragraph" style:parent-style-name="Text_20_body">
      <style:text-properties officeooo:rsid="000083d8" officeooo:paragraph-rsid="0002419f"/>
    </style:style>
    <style:style style:name="P8" style:family="paragraph" style:parent-style-name="Text_20_body">
      <style:text-properties officeooo:rsid="0002419f" officeooo:paragraph-rsid="0002419f"/>
    </style:style>
    <style:style style:name="P9" style:family="paragraph" style:parent-style-name="Text_20_body">
      <style:paragraph-properties fo:text-align="justify" style:justify-single-word="false"/>
      <style:text-properties officeooo:rsid="0002419f" officeooo:paragraph-rsid="0002419f"/>
    </style:style>
    <style:style style:name="P10" style:family="paragraph" style:parent-style-name="Text_20_body">
      <style:text-properties officeooo:rsid="00029348" officeooo:paragraph-rsid="00029348"/>
    </style:style>
    <style:style style:name="P11" style:family="paragraph" style:parent-style-name="Text_20_body">
      <style:text-properties officeooo:rsid="0003d226" officeooo:paragraph-rsid="0003d226"/>
    </style:style>
    <style:style style:name="P12" style:family="paragraph" style:parent-style-name="Text_20_body">
      <style:text-properties officeooo:rsid="0003d226" officeooo:paragraph-rsid="0008edf6"/>
    </style:style>
    <style:style style:name="P13" style:family="paragraph" style:parent-style-name="Text_20_body">
      <style:text-properties officeooo:rsid="0006a39a" officeooo:paragraph-rsid="0008edf6"/>
    </style:style>
    <style:style style:name="P14" style:family="paragraph" style:parent-style-name="Text_20_body" style:list-style-name="Numbering_20_123">
      <style:text-properties officeooo:rsid="0007d7ad" officeooo:paragraph-rsid="0007d7ad"/>
    </style:style>
    <style:style style:name="P15" style:family="paragraph" style:parent-style-name="Text_20_body">
      <style:text-properties officeooo:rsid="0007d7ad" officeooo:paragraph-rsid="0008edf6"/>
    </style:style>
    <style:style style:name="P16" style:family="paragraph" style:parent-style-name="Text_20_body" style:list-style-name="Numbering_20_123">
      <style:text-properties officeooo:rsid="0008edf6" officeooo:paragraph-rsid="0008edf6"/>
    </style:style>
    <style:style style:name="P17" style:family="paragraph" style:parent-style-name="Text_20_body">
      <style:text-properties officeooo:rsid="0008edf6" officeooo:paragraph-rsid="0008edf6"/>
    </style:style>
    <style:style style:name="P18" style:family="paragraph" style:parent-style-name="Text_20_body" style:list-style-name="L1">
      <style:text-properties officeooo:rsid="000a7531" officeooo:paragraph-rsid="000a7531"/>
    </style:style>
    <style:style style:name="P19" style:family="paragraph" style:parent-style-name="Text_20_body">
      <style:text-properties officeooo:paragraph-rsid="000a7531"/>
    </style:style>
    <style:style style:name="P20" style:family="paragraph" style:parent-style-name="Title">
      <style:text-properties officeooo:rsid="000083d8" officeooo:paragraph-rsid="000083d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29348" style:font-style-asian="normal" style:font-style-complex="normal"/>
    </style:style>
    <style:style style:name="T4" style:family="text">
      <style:text-properties fo:font-style="normal" officeooo:rsid="0006a39a" style:font-style-asian="normal" style:font-style-complex="normal"/>
    </style:style>
    <style:style style:name="T5" style:family="text">
      <style:text-properties officeooo:rsid="00051724"/>
    </style:style>
    <style:style style:name="T6" style:family="text">
      <style:text-properties officeooo:rsid="00058561"/>
    </style:style>
    <style:style style:name="T7" style:family="text">
      <style:text-properties officeooo:rsid="0006a39a"/>
    </style:style>
    <style:style style:name="T8" style:family="text">
      <style:text-properties officeooo:rsid="0007d7ad"/>
    </style:style>
    <style:style style:name="T9" style:family="text">
      <style:text-properties officeooo:rsid="0008edf6"/>
    </style:style>
    <style:style style:name="T10" style:family="text">
      <style:text-properties officeooo:rsid="000a7531"/>
    </style:style>
    <style:style style:name="T11" style:family="text">
      <style:text-properties officeooo:rsid="000ae92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Lustucru Scripts Howto</text:p>
      <text:p text:style-name="P6"/>
      <text:h text:style-name="P2" text:outline-level="1">Introduction</text:h>
      <text:p text:style-name="P11">The directions in this document and the accompany scripts are presented without any warranty, express or implied. <text:s/>In fact there is some likelihood that you might screw up a perfectly good machine by following these directions or using the accompanying scripts.</text:p>
      <text:p text:style-name="P11">This document is being voiced by the developers of the Lustucru scripts. <text:s/>You the reader will be referred to as the <text:span text:style-name="T1">user</text:span>. <text:s/>And <text:span text:style-name="T1">we/our</text:span><text:span text:style-name="T2"> is collectively the voice of the developers and you the user.</text:span></text:p>
      <text:p text:style-name="P9">Our goal is to write a hard drive with an image, <text:span text:style-name="T5">then install that </text:span>hard drive <text:span text:style-name="T5">in another </text:span>machine, <text:span text:style-name="T6">and then to </text:span><text:span text:style-name="T5">boot Linu</text:span><text:span text:style-name="T6">x on the other machine</text:span><text:span text:style-name="T5">. <text:s/>When booted Linux will display a prompt for accepting </text:span><text:span text:style-name="T6">Unix </text:span><text:span text:style-name="T5">commands. If the user desires, he or she may </text:span><text:span text:style-name="T6">continue from that point and</text:span><text:span text:style-name="T5"> install a graphical </text:span><text:span text:style-name="T6">user </text:span><text:span text:style-name="T5">interface, but the scripts here will not do </text:span><text:span text:style-name="T7">this</text:span><text:span text:style-name="T5">.</text:span></text:p>
      <text:p text:style-name="P8">The process by which we will get the image is called <text:span text:style-name="T1">building Linux</text:span><text:span text:style-name="T2">. This guide describes how to </text:span><text:span text:style-name="T3">build Linux by using</text:span><text:span text:style-name="T2"> the Lustucru Linux scripts. <text:s/></text:span><text:span text:style-name="T3">These scripts are run from a command shell.</text:span><text:span text:style-name="T2"> <text:s/></text:span><text:span text:style-name="T3">The scripts themselves contain commands </text:span><text:span text:style-name="T2">that encapsulate the directions found in the </text:span><text:span text:style-name="T3">book</text:span><text:span text:style-name="T2"> Linux From Scratch for LFS11.1 stable.</text:span></text:p>
      <text:p text:style-name="P10"><text:span text:style-name="T2">There are principally two machines involved in this process. <text:s/>We call the machine where we will type the commands for building the Linux image, <text:s/>Machine 1, which we abbreviate simply as </text:span><text:span text:style-name="T1">m1</text:span><text:span text:style-name="T2">. <text:s/>After we build </text:span><text:span text:style-name="T4">Linux</text:span><text:span text:style-name="T2"> we will move the hard drive </text:span><text:span text:style-name="T4">and install it on</text:span><text:span text:style-name="T2"> Machine 2, </text:span><text:span text:style-name="T4">aka</text:span><text:span text:style-name="T2"> </text:span><text:span text:style-name="T1">m2</text:span><text:span text:style-name="T2">.</text:span></text:p>
      <text:p text:style-name="P10"><text:span text:style-name="T2">Where did the hard drive come from? Conceptually we got the hard drive by taking apart m2 and taking out its hard drive. <text:s/>In reality it might be that we are using an external drive that will be plugged into any number of m2s. <text:s/>When we say hard drive, we are actually referring to any secondary storage </text:span><text:span text:style-name="T4">device </text:span><text:span text:style-name="T2">that may: be plugged into m1 </text:span><text:span text:style-name="T4">and read and written to using Unix commands</text:span><text:span text:style-name="T2">, </text:span><text:span text:style-name="T4">and t</text:span><text:span text:style-name="T2">hen removed and placed into m2 for booting.</text:span></text:p>
      <text:p text:style-name="P10"><text:span text:style-name="T2">It is because the hard drive will conceptually be installed into m2, we say that it is m2’s hard drive. We are just temporarily mounting it on m1 for the build.</text:span></text:p>
      <text:h text:style-name="P3" text:outline-level="1"><text:span text:style-name="T8">The Four Times I messed up m1, the build machine</text:span></text:h>
      <text:list xml:id="list3836378915" text:style-name="Numbering_20_123">
        <text:list-item>
          <text:p text:style-name="P14">m2_lfs had no value, so paths using it defaulted to root on the build machine, and in env_m1_root</text:p>
        </text:list-item>
        <text:list-item>
          <text:p text:style-name="P14">the same</text:p>
        </text:list-item>
        <text:list-item>
          <text:p text:style-name="P14">I have two machines I using for building Linux, and the device names for the m2 <text:span text:style-name="T9">hard drive</text:span> are different. <text:s/>One one it is sda because the machine does not use sd devices. <text:s/>On the other it is sdb. <text:s/>I left the configutation as sda and installed the grub.</text:p>
        </text:list-item>
        <text:list-item>
          <text:p text:style-name="P16">I was busy debugging and accidentally ran the build script when the m2 hard drive was not plugged into m1. <text:s/>The build created the m2 files system under the mount directory, though the data was actually there (it was not on a mounted device). <text:s text:c="2"/>So then I deleted it. <text:s/>Problem <text:soft-page-break/>was the build had gotten far enough to bind the directories such as dev to the m2 tree, so I deleted files in dev. <text:s/>Machine m1 did not crash, amazingly, but it did not work well either.</text:p>
        </text:list-item>
      </text:list>
      <text:h text:style-name="P4" text:outline-level="1"><text:span text:style-name="T9">To use or not to use a virtual machine</text:span></text:h>
      <text:p text:style-name="P17">Runs half as fast, we lost half our group at the gate because they couldn’t figure it out, you end up with a virtual disk at the end</text:p>
      <text:p text:style-name="P17">The first two times was on a virtual machine recovery was much faster.</text:p>
      <text:p text:style-name="P17">I am developing scripts so I think the user is less likely to experience screwing up the machine, but maybe not.</text:p>
      <text:h text:style-name="P4" text:outline-level="1" text:is-list-header="true"><text:span text:style-name="T7">Download the Lustucru Repo</text:span></text:h>
      <text:p text:style-name="P15">https:github.com/thomas-walker-lynch/Lustucru</text:p>
      <text:h text:style-name="P1" text:outline-level="1">Formatting the m2 drive</text:h>
      <text:p text:style-name="P12">At this time none of the scripts will format the drive. <text:s/>This is left to the user. <text:s/><text:span text:style-name="T7">I suggest the following format:</text:span></text:p>
      <text:p text:style-name="P12"><text:s text:c="10"/>sdb1 uefi 500M <text:s/>(seems 100M would be more than enough)</text:p>
      <text:p text:style-name="P12"><text:s text:c="10"/>sdb2 swap 16G <text:s/><text:span text:style-name="T9">(2 or 3 times system memory, or at least equal to it)</text:span></text:p>
      <text:p text:style-name="P12"><text:s text:c="10"/>sdb3 linux rest</text:p>
      <text:p text:style-name="P17">Mark sdb3 bootable. <text:s/>(is that necessary anymore?)</text:p>
      <text:p text:style-name="P17">Then build a file system on two of the partiions:</text:p>
      <text:p text:style-name="P12"><text:s text:c="10"/>mkfs.ext4 /dev/sdb3</text:p>
      <text:p text:style-name="P12"><text:s text:c="10"/>mkfs.vfat /dev/sdb2</text:p>
      <text:p text:style-name="P13">If you do not plan to use EFI boot, the EFI partition may be omitted. <text:s/><text:span text:style-name="T8">(Does it have to be omitted, maybe that is why legacy boot is not working on my machines?)</text:span></text:p>
      <text:p text:style-name="P13">.. <text:span text:style-name="T9">what constitutes a disk image</text:span></text:p>
      <text:p text:style-name="P7"/>
      <text:p text:style-name="P7"/>
      <text:h text:style-name="Heading_20_1" text:outline-level="1">Variations from the <text:span text:style-name="T10">book – rough draft</text:span></text:h>
      <text:p text:style-name="P6"/>
      <text:p text:style-name="P6"><text:s text:c="4"/>*. In chapter 4 the book has us create a user called 'lfs'. However, the initial user I created with the Debian</text:p>
      <text:p text:style-name="P6"><text:s text:c="7"/>install on the QEMU virtual machine, m1, is already lfs. <text:s/>Hence I did not need to add the lfs user, and nor did</text:p>
      <text:p text:style-name="P6"><text:soft-page-break/><text:s text:c="7"/>I have to fix permissions as described in s4.3.</text:p>
      <text:p text:style-name="P6"/>
      <text:p text:style-name="P6"><text:s text:c="4"/>*. Chapter 4 has us set the build environment in user lfs's .bashrc. <text:s/>Instead I have a script for</text:p>
      <text:p text:style-name="P6"><text:s text:c="7"/>running another script within a given environment. <text:s/>This gives us the option of having different builds with</text:p>
      <text:p text:style-name="P6"><text:s text:c="7"/>different environments. <text:s/>Curiously, chapter4 sets the environment only after setting up the initial</text:p>
      <text:p text:style-name="P6"><text:s text:c="7"/>m2_root directory tree. Dunno what environment, umask, etc. would apply to that, so these scripts</text:p>
      <text:p text:style-name="P6"><text:s text:c="7"/>do it the other way around. </text:p>
      <text:p text:style-name="P6"/>
      <text:p text:style-name="P6"><text:s text:c="4"/>*. I changed $LFS to $M2_FILESYSTEM. <text:s/>In the m1 file system, the m2 root mounts at /mnt/m2_root</text:p>
      <text:p text:style-name="P6"/>
      <text:p text:style-name="P6"><text:s text:c="4"/>*. The book has us untar all the packages in a single step and put them in $M2_FILESYSTEM/source. <text:s/>Instead these scripts</text:p>
      <text:p text:style-name="P6"><text:s text:c="7"/>untar packages one at a time and clean up after each build. <text:s/>The directory the package is untarred into will be</text:p>
      <text:p text:style-name="P6"><text:s text:c="7"/>$M2_FILESYSTEM/source/$SOURCE_DIR.</text:p>
      <text:p text:style-name="P6"/>
      <text:p text:style-name="P6"><text:s text:c="4"/>*. The book has us chroot once and then work in the new environment. <text:s/>Herein there is a chroot_m2 command which runs</text:p>
      <text:p text:style-name="P6"><text:s text:c="7"/>a script in the chroot environment. It is applied to each script to be run there.</text:p>
      <text:p text:style-name="P6"/>
      <text:p text:style-name="P6"><text:s text:c="7"/>Initially I had scripts copy themselves over into the chroot environment and then run, but some scripts call</text:p>
      <text:p text:style-name="P6"><text:s text:c="7"/>other scripts, so that did not work well. <text:s/>So now there is an export_scripts command that copies all the</text:p>
      <text:p text:style-name="P6"><text:s text:c="7"/>build scripts to /usr/sbin/LFS in the chroot environment. <text:s/>This command must be run first or after script</text:p>
      <text:p text:style-name="P6"><text:s text:c="7"/>changes.</text:p>
      <text:p text:style-name="P6"/>
      <text:p text:style-name="P6"><text:s text:c="4"/>*. Most of the chapters seem to assume that we have untarred the package and are in the $SOURCE_DIR directory.</text:p>
      <text:p text:style-name="P6"><text:soft-page-break/><text:s text:c="7"/>However, in opening of chapter 5 there is apparently some code to be run in /mnt/lfs/source rather than</text:p>
      <text:p text:style-name="P6"><text:s text:c="7"/>inside $SOURCE_DIR. <text:s/>I put that code in with a package build with a 'pushd ..' <text:s/>and 'popd' <text:s/>around it.</text:p>
      <text:h text:style-name="P5" text:outline-level="1">The steps for an automatic build</text:h>
      <text:list xml:id="list2063354032" text:style-name="L1">
        <text:list-item>
          <text:p text:style-name="P18">Move the config, config_m1, and config_m2 from the library directory to the build directory, and edit them. <text:s/>Pay particular attention to LFS_M2_DEVICE variable in the config file.</text:p>
        </text:list-item>
        <text:list-item>
          <text:p text:style-name="P18">Plug n the m2 hard drive.</text:p>
        </text:list-item>
        <text:list-item>
          <text:p text:style-name="P18">&gt; initial_setup<text:line-break/>This will mount the drive.</text:p>
        </text:list-item>
        <text:list-item>
          <text:p text:style-name="P18">&gt; <text:span text:style-name="T11">build</text:span></text:p>
        </text:list-item>
      </text:list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DK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DK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4T14:12:07.897183989</meta:creation-date>
    <dc:date>2022-08-04T16:51:33.673025912</dc:date>
    <meta:editing-duration>PT5M43S</meta:editing-duration>
    <meta:editing-cycles>1</meta:editing-cycles>
    <meta:document-statistic meta:table-count="0" meta:image-count="0" meta:object-count="0" meta:page-count="4" meta:paragraph-count="58" meta:word-count="1112" meta:character-count="6332" meta:non-whitespace-character-count="5066"/>
    <meta:generator>LibreOffice/7.3.4.2$Linux_X86_64 LibreOffice_project/30$Build-2</meta:generator>
  </office:meta>
</office:document-meta>
</file>